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3c64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53c64"/>
    </style:style>
    <style:style style:name="P3" style:family="paragraph" style:parent-style-name="Standard">
      <style:text-properties style:text-underline-style="none" officeooo:paragraph-rsid="00153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s from version 1</text:p>
      <text:p text:style-name="P1"/>
      <text:p text:style-name="P2">different ANOVA structure</text:p>
      <text:p text:style-name="P1"/>
      <text:p text:style-name="P1">For the across-stimulus correlations, sets of correlation values will be duplicated.</text:p>
      <text:p text:style-name="P1">For instance, for prediction ID = 1, one of the sets of across-stimulus correlations will be constructed by correlated permutations of instances of time series for prediction ID = 1 and prediction ID = 2.</text:p>
      <text:p text:style-name="P1">But this same set will also be included when prediction ID = 2, as we will now cross prediction ID = 2 with prediction ID = 1.</text:p>
      <text:p text:style-name="P1"/>
      <text:p text:style-name="P1">SO, to eliminate this duplication, we’ll eliminate the ANOVA factor of prediction ID.</text:p>
      <text:p text:style-name="P1">The ANOVA is now 5 (Beta) x 2 (Sigma) x 2 (Within).</text:p>
      <text:p text:style-name="P1"/>
      <text:p text:style-name="P1">We will have three sets of within-stimulus correlations generated from prediction ID = 1, 2, 3.</text:p>
      <text:p text:style-name="P1">For a total of 66 x 3 r values for each Beta x Sigma condition, Within = 1.</text:p>
      <text:p text:style-name="P1"/>
      <text:p text:style-name="P1">And we will have three sets of across-stimulus correlations generated from prediction ID = {1, 2}, {1, 3}, and {2, 3}.</text:p>
      <text:p text:style-name="P1">For a total of 144 x 3 r values for each Beta x Sigma condition, Within = 0.</text:p>
      <text:p text:style-name="P1"/>
      <text:p text:style-name="P1"/>
      <text:p text:style-name="P2">omit final tone</text:p>
      <text:p text:style-name="P2"/>
      <text:p text:style-name="P3">Version 1 incorrectly included MEG segments corresponding to the final tone presentation, which varies across identical stimulus series.</text:p>
      <text:p text:style-name="P3"/>
      <text:p text:style-name="P3">These final tone values are removed in versio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aniscalco</meta:initial-creator>
    <meta:creation-date>2014-06-18T17:25:07</meta:creation-date>
    <dc:date>2014-06-18T17:43:10</dc:date>
    <dc:creator>Brian Maniscalco</dc:creator>
    <meta:editing-duration>P0D</meta:editing-duration>
    <meta:editing-cycles>2</meta:editing-cycles>
    <meta:generator>LibreOffice/4.0.4.2$Linux_X86_64 LibreOffice_project/400m0$Build-2</meta:generator>
    <meta:document-statistic meta:table-count="0" meta:image-count="0" meta:object-count="0" meta:page-count="1" meta:paragraph-count="14" meta:word-count="208" meta:character-count="1165" meta:non-whitespace-character-count="971"/>
  </office:meta>
</office:document-meta>
</file>